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ee7" officeooo:paragraph-rsid="00078ee7"/>
    </style:style>
    <style:style style:name="P2" style:family="paragraph" style:parent-style-name="Standard">
      <style:paragraph-properties fo:text-align="start" style:justify-single-word="false"/>
      <style:text-properties officeooo:rsid="00078ee7" officeooo:paragraph-rsid="00078ee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8ee7" officeooo:paragraph-rsid="00078ee7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78ee7" officeooo:paragraph-rsid="00078ee7"/>
    </style:style>
    <style:style style:name="P5" style:family="paragraph" style:parent-style-name="Standard" style:list-style-name="L2">
      <style:paragraph-properties fo:text-align="start" style:justify-single-word="false"/>
      <style:text-properties fo:color="#d4d4d4" style:font-name="Droid Sans Mono" fo:font-size="11pt" fo:font-weight="normal" officeooo:rsid="00078ee7" officeooo:paragraph-rsid="00078ee7" fo:background-color="#1e1e1e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4ec9b0"/>
    </style:style>
    <style:style style:name="T4" style:family="text">
      <style:text-properties fo:color="#dcdcaa"/>
    </style:style>
    <style:style style:name="T5" style:family="text">
      <style:text-properties fo:color="#dcdcaa" officeooo:rsid="000ef4b4"/>
    </style:style>
    <style:style style:name="T6" style:family="text">
      <style:text-properties officeooo:rsid="000ef4b4"/>
    </style:style>
    <style:style style:name="T7" style:family="text">
      <style:text-properties fo:background-color="#000000" loext:char-shading-value="0"/>
    </style:style>
    <style:style style:name="T8" style:family="text">
      <style:text-properties officeooo:rsid="000ef4b4" fo:background-color="#000000" loext:char-shading-value="0"/>
    </style:style>
    <style:style style:name="T9" style:family="text">
      <style:text-properties officeooo:rsid="000ef4b4" fo:background-color="#000000" loext:char-shading-value="0"/>
    </style:style>
    <style:style style:name="T10" style:family="text">
      <style:text-properties fo:background-color="#000000" loext:char-shading-value="0"/>
    </style:style>
    <style:style style:name="T11" style:family="text">
      <style:text-properties fo:color="#00b4b4" fo:background-color="#000000" loext:char-shading-value="0"/>
    </style:style>
    <style:style style:name="T12" style:family="text">
      <style:text-properties fo:color="#00b4b4" fo:font-size="11pt" fo:background-color="#000000" loext:char-shading-value="0" style:font-size-asian="11pt" style:font-size-complex="11pt"/>
    </style:style>
    <style:style style:name="T13" style:family="text">
      <style:text-properties fo:font-size="11pt" fo:background-color="#000000" loext:char-shading-value="0" style:font-size-asian="11pt" style:font-size-complex="11pt"/>
    </style:style>
    <style:style style:name="T14" style:family="text">
      <style:text-properties fo:font-size="11pt" officeooo:rsid="000ef4b4" fo:background-color="#000000" loext:char-shading-value="0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put</text:span> from pygame comes from </text:p>
      <text:list xml:id="list366715223" text:style-name="L1">
        <text:list-item>
          <text:p text:style-name="P3">keyboard</text:p>
        </text:list-item>
        <text:list-item>
          <text:p text:style-name="P3">mouse</text:p>
        </text:list-item>
        <text:list-item>
          <text:p text:style-name="P3">They appear as <text:span text:style-name="T2">events</text:span></text:p>
        </text:list-item>
      </text:list>
      <text:p text:style-name="P2"><text:span text:style-name="T2"/></text:p>
      <text:p text:style-name="P2"><text:span text:style-name="T2">The window is like a canvas, and you can draw whatever you like on it.</text:span></text:p>
      <text:p text:style-name="P2"><text:span text:style-name="T2"/></text:p>
      <text:p text:style-name="P2"><text:span text:style-name="T2">pygame can draw text in any font on your computer.</text:span></text:p>
      <text:list xml:id="list2854403606" text:style-name="L2">
        <text:list-item>
          <text:p text:style-name="P5"><text:span text:style-name="T3">pygame</text:span>.<text:span text:style-name="T3">font</text:span>.<text:span text:style-name="T4">SysFont</text:span><text:span text:style-name="T5">()</text:span></text:p>
        </text:list-item>
        <text:list-item>
          <text:p text:style-name="P4"><text:span text:style-name="Source_20_Text"><text:span text:style-name="T12">pygame.font</text:span></text:span><text:span text:style-name="Source_20_Text"><text:span text:style-name="T13">.</text:span></text:span><text:span text:style-name="Source_20_Text"><text:span text:style-name="T14">render()</text:span></text:span></text:p>
        </text:list-item>
      </text:list>
      <text:p text:style-name="P2"><text:span text:style-name="T2"/></text:p>
      <text:p text:style-name="P2"><text:span text:style-name="T2">The pygame.Rect data type (called Rect for short) represents rectangular</text:span></text:p>
      <text:p text:style-name="P2"><text:span text:style-name="T2">areas of a certain size and location. This is what we use to set the location</text:span></text:p>
      <text:p text:style-name="P2"><text:span text:style-name="T2">of objects on a window.</text:span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3:08:02.596156183</meta:creation-date>
    <dc:date>2022-07-24T14:35:02.985314021</dc:date>
    <meta:editing-duration>PT46M4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74" meta:character-count="401" meta:non-whitespace-character-count="342"/>
  </office:meta>
</office:document-meta>
</file>